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3f90" draw:marker-start-width="0.2cm" draw:marker-end-width="0.2cm" draw:fill-color="#a6efe3" draw:textarea-horizontal-align="justify" draw:textarea-vertical-align="middle" draw:auto-grow-height="false" fo:min-height="0.654cm" fo:min-width="3.404cm" fo:padding-top="0.125cm" fo:padding-bottom="0.125cm" fo:padding-left="0.25cm" fo:padding-right="0.25cm"/>
    </style:style>
    <style:style style:name="gr2" style:family="graphic" style:parent-style-name="standard">
      <style:graphic-properties svg:stroke-width="0cm" svg:stroke-color="#003f90" draw:marker-start-width="0.2cm" draw:marker-end-width="0.2cm" draw:fill-color="#a6efe3" draw:textarea-horizontal-align="justify" draw:textarea-vertical-align="middle" draw:auto-grow-height="false" fo:min-height="0.654cm" fo:min-width="8.404cm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003f90" draw:marker-start-width="0.2cm" draw:marker-end-width="0.2cm" draw:fill-color="#a6efe3" draw:textarea-horizontal-align="justify" draw:textarea-vertical-align="middle" draw:auto-grow-height="false" fo:min-height="0.654cm" fo:min-width="5.404cm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003f90" draw:marker-start-width="0.2cm" draw:marker-end-width="0.2cm" draw:fill-color="#a6efe3" draw:textarea-horizontal-align="justify" draw:textarea-vertical-align="middle" draw:auto-grow-height="false" fo:min-height="0.654cm" fo:min-width="4.404cm" fo:padding-top="0.125cm" fo:padding-bottom="0.125cm" fo:padding-left="0.25cm" fo:padding-right="0.25cm"/>
    </style:style>
    <style:style style:name="gr5" style:family="graphic" style:parent-style-name="objectwithoutfill">
      <style:graphic-properties draw:stroke="dash" draw:stroke-dash="Ultrafine_20_Dashed" svg:stroke-width="0.051cm" svg:stroke-color="#999999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color="#379bb2" draw:fill-color="#00d8ff" draw:textarea-horizontal-align="justify" draw:textarea-vertical-align="middle" draw:auto-grow-height="false" fo:min-height="0.766cm" fo:min-width="3.564cm"/>
    </style:style>
    <style:style style:name="gr7" style:family="graphic" style:parent-style-name="standard">
      <style:graphic-properties svg:stroke-color="#003f90" draw:fill-color="#87ddec" draw:textarea-horizontal-align="justify" draw:textarea-vertical-align="middle" draw:auto-grow-height="false" fo:min-height="1.274cm" fo:min-width="4.58cm"/>
    </style:style>
    <style:style style:name="gr8" style:family="graphic" style:parent-style-name="standard">
      <style:graphic-properties svg:stroke-color="#003f90" draw:fill-color="#87ddec" draw:textarea-horizontal-align="justify" draw:textarea-vertical-align="middle" draw:auto-grow-height="false" fo:min-height="1.274cm" fo:min-width="3.056cm"/>
    </style:style>
    <style:style style:name="gr9" style:family="graphic" style:parent-style-name="objectwithoutfill">
      <style:graphic-properties draw:stroke="none" draw:fill="none" fo:min-height="0.709cm"/>
    </style:style>
    <style:style style:name="gr10" style:family="graphic" style:parent-style-name="standard">
      <style:graphic-properties svg:stroke-color="#003f90" draw:fill-color="#87ddec" draw:textarea-horizontal-align="justify" draw:textarea-vertical-align="middle" draw:auto-grow-height="false" fo:min-height="0.766cm" fo:min-width="3.564cm"/>
    </style:style>
    <style:style style:name="P1" style:family="paragraph">
      <style:paragraph-properties fo:text-align="center"/>
    </style:style>
    <style:style style:name="P2" style:family="paragraph">
      <loext:graphic-properties draw:fill-color="#a6efe3"/>
      <style:paragraph-properties fo:text-align="center"/>
      <style:text-properties style:font-name="Ubuntu Mono"/>
    </style:style>
    <style:style style:name="P3" style:family="paragraph">
      <loext:graphic-properties draw:fill="none"/>
      <style:paragraph-properties fo:text-align="center"/>
      <style:text-properties fo:font-size="20pt"/>
    </style:style>
    <style:style style:name="P4" style:family="paragraph">
      <loext:graphic-properties draw:fill-color="#00d8ff"/>
      <style:paragraph-properties fo:text-align="center"/>
      <style:text-properties style:font-name="Ubuntu Mono"/>
    </style:style>
    <style:style style:name="P5" style:family="paragraph">
      <style:paragraph-properties fo:text-align="center"/>
      <style:text-properties fo:font-size="20pt"/>
    </style:style>
    <style:style style:name="P6" style:family="paragraph">
      <style:paragraph-properties fo:text-align="center"/>
      <style:text-properties style:font-name="Linux Libertine O"/>
    </style:style>
    <style:style style:name="P7" style:family="paragraph">
      <loext:graphic-properties draw:fill-color="#87ddec"/>
      <style:paragraph-properties fo:text-align="center"/>
      <style:text-properties style:font-name="Linux Libertine O"/>
    </style:style>
    <style:style style:name="P8" style:family="paragraph">
      <loext:graphic-properties draw:fill-color="#00d8ff"/>
      <style:paragraph-properties fo:text-align="center"/>
      <style:text-properties style:font-name="Linux Libertine O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Ubuntu Mono"/>
    </style:style>
    <style:style style:name="T2" style:family="text">
      <style:text-properties fo:font-size="20pt"/>
    </style:style>
    <style:style style:name="T3" style:family="text">
      <style:text-properties style:font-name="Linux Libertine 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cm" svg:height="1cm" svg:x="21.255cm" svg:y="10.436cm">
          <text:p text:style-name="P1"><text:span text:style-name="T1">dna2r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8" draw:id="id8" draw:layer="layout" svg:width="9cm" svg:height="1cm" svg:x="8.047cm" svg:y="10.39cm">
          <text:p text:style-name="P1"><text:span text:style-name="T1">read_and_complement_d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4cm" svg:height="1cm" svg:x="19.925cm" svg:y="3.267cm">
          <text:p text:style-name="P1"><text:span text:style-name="T1">rna2ami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6cm" svg:height="1cm" svg:x="9.605cm" svg:y="3.24cm">
          <text:p text:style-name="P1"><text:span text:style-name="T1">sequence_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5cm" svg:height="1cm" svg:x="1.15cm" svg:y="3.197cm">
          <text:p text:style-name="P1"><text:span text:style-name="T1">sequence_fi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curve" svg:x1="6.15cm" svg:y1="3.697cm" svg:x2="10.341cm" svg:y2="1.962cm" draw:start-shape="id1" draw:start-glue-point="1" draw:end-shape="id2" draw:end-glue-point="3" svg:d="M6150 3697c3144 0 1049-1735 4191-1735" svg:viewBox="0 0 4192 1736">
          <text:p text:style-name="P1"><text:span text:style-name="T2">accepts</text:span></text:p>
        </draw:connector>
        <draw:custom-shape draw:style-name="gr6" draw:text-style-name="P4" xml:id="id2" draw:id="id2" draw:layer="layout" svg:width="4.064cm" svg:height="1.016cm" svg:x="10.341cm" svg:y="1.454cm">
          <text:p text:style-name="P1"><text:span text:style-name="T1">dna_seq_fil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6.15cm" svg:y1="3.697cm" svg:x2="9.605cm" svg:y2="3.74cm" draw:start-shape="id1" draw:start-glue-point="1" draw:end-shape="id3" draw:end-glue-point="3" svg:d="M6150 3697c2592 0 865 43 3455 43" svg:viewBox="0 0 3456 44">
          <text:p text:style-name="P5">uses</text:p>
        </draw:connector>
        <draw:connector draw:style-name="gr5" draw:text-style-name="P3" draw:layer="layout" draw:type="curve" svg:x1="6.15cm" svg:y1="3.697cm" svg:x2="10.017cm" svg:y2="5.742cm" draw:start-shape="id1" draw:start-glue-point="1" draw:end-shape="id4" draw:end-glue-point="3" svg:d="M6150 3697c2901 0 968 2045 3867 2045" svg:viewBox="0 0 3868 2046">
          <text:p text:style-name="P1"><text:span text:style-name="T2">returns</text:span></text:p>
        </draw:connector>
        <draw:custom-shape draw:style-name="gr7" draw:text-style-name="P7" xml:id="id4" draw:id="id4" draw:layer="layout" svg:width="5.08cm" svg:height="1.524cm" svg:x="10.017cm" svg:y="4.98cm">
          <text:p text:style-name="P6"><text:span text:style-name="T3">string listing</text:span></text:p>
          <text:p text:style-name="P6"><text:span text:style-name="T3">amino acids in fil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5.605cm" svg:y1="3.74cm" svg:x2="19.936cm" svg:y2="1.943cm" draw:start-shape="id3" draw:start-glue-point="1" draw:end-shape="id5" draw:end-glue-point="3" svg:d="M15605 3740c3249 0 1084-1797 4331-1797" svg:viewBox="0 0 4332 1798">
          <text:p text:style-name="P1"><text:span text:style-name="T2">accepts</text:span></text:p>
        </draw:connector>
        <draw:connector draw:style-name="gr5" draw:text-style-name="P3" draw:layer="layout" draw:type="curve" svg:x1="15.605cm" svg:y1="3.74cm" svg:x2="19.925cm" svg:y2="3.767cm" draw:start-shape="id3" draw:start-glue-point="1" draw:end-shape="id6" draw:end-glue-point="3" svg:d="M15605 3740c3241 0 1082 27 4320 27" svg:viewBox="0 0 4321 28">
          <text:p text:style-name="P5">uses</text:p>
        </draw:connector>
        <draw:connector draw:style-name="gr5" draw:text-style-name="P3" draw:layer="layout" draw:type="curve" svg:x1="15.605cm" svg:y1="3.74cm" svg:x2="20.036cm" svg:y2="5.94cm" draw:start-shape="id3" draw:start-glue-point="1" draw:end-shape="id7" draw:end-glue-point="3" svg:d="M15605 3740c3324 0 1109 2200 4431 2200" svg:viewBox="0 0 4432 2201">
          <text:p text:style-name="P1"><text:span text:style-name="T2">returns</text:span></text:p>
        </draw:connector>
        <draw:custom-shape draw:style-name="gr6" draw:text-style-name="P8" xml:id="id5" draw:id="id5" draw:layer="layout" svg:width="4.064cm" svg:height="1.016cm" svg:x="19.936cm" svg:y="1.435cm">
          <text:p text:style-name="P6"><text:span text:style-name="T3">string of DN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7" draw:id="id7" draw:layer="layout" svg:width="3.556cm" svg:height="1.524cm" svg:x="20.036cm" svg:y="5.178cm">
          <text:p text:style-name="P6"><text:span text:style-name="T3">string of</text:span></text:p>
          <text:p text:style-name="P6"><text:span text:style-name="T3">amino acid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draw:line-skew="11.332cm 1.814cm -2.041cm" svg:x1="24cm" svg:y1="1.943cm" svg:x2="8.047cm" svg:y2="10.89cm" draw:start-shape="id5" draw:start-glue-point="1" draw:end-shape="id8" draw:end-glue-point="3" svg:d="M24000 1943c17749 0 11833 6292-3331 6292s-16435 2655-12622 2655" svg:viewBox="0 0 28691 8948">
          <text:p text:style-name="P1"><text:span text:style-name="T2"/></text:p>
        </draw:connector>
        <draw:frame draw:style-name="gr9" draw:text-style-name="P9" draw:layer="layout" svg:width="3.973cm" svg:height="0.959cm" svg:x="26.146cm" svg:y="7.153cm">
          <draw:text-box>
            <text:p text:style-name="P1"><text:span text:style-name="T2">comes from</text:span></text:p>
          </draw:text-box>
        </draw:frame>
        <draw:connector draw:style-name="gr5" draw:text-style-name="P3" draw:layer="layout" draw:type="curve" svg:x1="17.047cm" svg:y1="10.89cm" svg:x2="21.255cm" svg:y2="9.15cm" draw:start-shape="id8" draw:end-shape="id9" svg:d="M17047 10890c3157 0 1054-1740 4208-1740" svg:viewBox="0 0 4209 1741">
          <text:p text:style-name="P1"><text:span text:style-name="T2">accepts</text:span></text:p>
        </draw:connector>
        <draw:custom-shape draw:style-name="gr6" draw:text-style-name="P4" xml:id="id9" draw:id="id9" draw:layer="layout" svg:width="4.064cm" svg:height="1.016cm" svg:x="21.255cm" svg:y="8.642cm">
          <text:p text:style-name="P1"><text:span text:style-name="T1">dna_fil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17.047cm" svg:y1="10.89cm" svg:x2="21.255cm" svg:y2="10.936cm" draw:start-shape="id8" draw:end-shape="id10" svg:d="M17047 10890c3157 0 1054 46 4208 46" svg:viewBox="0 0 4209 47">
          <text:p text:style-name="P5">uses</text:p>
        </draw:connector>
        <draw:connector draw:style-name="gr5" draw:text-style-name="P3" draw:layer="layout" draw:type="curve" svg:x1="17.047cm" svg:y1="10.89cm" svg:x2="20.931cm" svg:y2="12.93cm" draw:start-shape="id8" draw:end-shape="id11" svg:d="M17047 10890c2914 0 973 2040 3884 2040" svg:viewBox="0 0 3885 2041">
          <text:p text:style-name="P1"><text:span text:style-name="T2">returns</text:span></text:p>
        </draw:connector>
        <draw:custom-shape draw:style-name="gr7" draw:text-style-name="P7" xml:id="id11" draw:id="id11" draw:layer="layout" svg:width="5.08cm" svg:height="1.524cm" svg:x="20.931cm" svg:y="12.168cm">
          <text:p text:style-name="P6"><text:span text:style-name="T3">string listing RNA</text:span></text:p>
          <text:p text:style-name="P6"><text:span text:style-name="T3">complement of fil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23.925cm" svg:y1="3.767cm" svg:x2="28.224cm" svg:y2="2.944cm" draw:start-shape="id6" draw:end-shape="id12" svg:d="M23925 3767c3225 0 1076-823 4299-823" svg:viewBox="0 0 4300 824">
          <text:p text:style-name="P1"><text:span text:style-name="T2">accepts</text:span></text:p>
        </draw:connector>
        <draw:connector draw:style-name="gr5" draw:text-style-name="P3" draw:layer="layout" draw:type="curve" svg:x1="23.925cm" svg:y1="3.767cm" svg:x2="28.524cm" svg:y2="4.841cm" draw:start-shape="id6" draw:end-shape="id13" svg:d="M23925 3767c3450 0 1151 1074 4599 1074" svg:viewBox="0 0 4600 1075">
          <text:p text:style-name="P1"><text:span text:style-name="T2">returns</text:span></text:p>
        </draw:connector>
        <draw:custom-shape draw:style-name="gr6" draw:text-style-name="P8" xml:id="id12" draw:id="id12" draw:layer="layout" svg:width="4.064cm" svg:height="1.016cm" svg:x="28.224cm" svg:y="2.436cm">
          <text:p text:style-name="P6"><text:span text:style-name="T3">string of RNA</text:span></text:p>
          <draw:enhanced-geometry svg:viewBox="0 0 21600 21600" draw:type="rectangle" draw:enhanced-path="M 0 0 L 21600 0 21600 21600 0 21600 0 0 Z N"/>
        </draw:custom-shape>
        <draw:custom-shape draw:style-name="gr8" draw:text-style-name="P7" xml:id="id13" draw:id="id13" draw:layer="layout" svg:width="3.556cm" svg:height="1.524cm" svg:x="28.524cm" svg:y="4.079cm">
          <text:p text:style-name="P6"><text:span text:style-name="T3">string of</text:span></text:p>
          <text:p text:style-name="P6"><text:span text:style-name="T3">amino acid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25.255cm" svg:y1="10.936cm" svg:x2="29.683cm" svg:y2="10.144cm" draw:start-shape="id10" draw:end-shape="id14" svg:d="M25255 10936c3322 0 1109-792 4428-792" svg:viewBox="0 0 4429 793">
          <text:p text:style-name="P1"><text:span text:style-name="T2">accepts</text:span></text:p>
        </draw:connector>
        <draw:connector draw:style-name="gr5" draw:text-style-name="P3" draw:layer="layout" draw:type="curve" svg:x1="25.255cm" svg:y1="10.936cm" svg:x2="29.683cm" svg:y2="11.744cm" draw:start-shape="id10" draw:end-shape="id15" svg:d="M25255 10936c3322 0 1109 808 4428 808" svg:viewBox="0 0 4429 809">
          <text:p text:style-name="P1"><text:span text:style-name="T2">returns</text:span></text:p>
        </draw:connector>
        <draw:custom-shape draw:style-name="gr6" draw:text-style-name="P8" xml:id="id14" draw:id="id14" draw:layer="layout" svg:width="4.064cm" svg:height="1.016cm" svg:x="29.683cm" svg:y="9.636cm">
          <text:p text:style-name="P6"><text:span text:style-name="T3">string of DNA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15" draw:id="id15" draw:layer="layout" svg:width="4.064cm" svg:height="1.016cm" svg:x="29.683cm" svg:y="11.236cm">
          <text:p text:style-name="P6"><text:span text:style-name="T3">string of RNA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5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al Davis</meta:initial-creator>
    <meta:creation-date>2016-03-05T07:12:52.557712000</meta:creation-date>
    <dc:date>2016-07-14T11:35:30.075034000</dc:date>
    <dc:creator>Neal Davis</dc:creator>
    <meta:editing-duration>PT22M19S</meta:editing-duration>
    <meta:editing-cycles>5</meta:editing-cycles>
    <meta:generator>LibreOffice/5.0.6.3$MacOSX_X86_64 LibreOffice_project/490fc03b25318460cfc54456516ea2519c11d1aa</meta:generator>
    <meta:document-statistic meta:object-count="30"/>
  </office:meta>
</office:document-meta>
</file>